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1.1458in"/>
    </style:style>
    <style:style style:name="Table1.C" style:family="table-column">
      <style:table-column-properties style:column-width="1.2569in"/>
    </style:style>
    <style:style style:name="Table1.D" style:family="table-column">
      <style:table-column-properties style:column-width="1.2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pt" style:font-size-asian="8pt" style:font-size-complex="8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 BBDD DISTRIBUIDAS</text:p>
      <text:p text:style-name="Standard"/>
      <text:p text:style-name="Standard">Paso previo, esquema de tablas:</text:p>
      <text:p text:style-name="Standard"/>
      <text:p text:style-name="Standard">Cada sucursal está ubicada en una localidad, se identifica con un código único, tiene un</text:p>
      <text:p text:style-name="Standard">nombre y un director que es empleado de la Caja.</text:p>
      <text:p text:style-name="Standard"/>
      <text:p text:style-name="Standard">SUCURSALES (cod_suc, nombre_suc, cod_emple, localidad)</text:p>
      <text:p text:style-name="Standard"/>
      <text:p text:style-name="Standard">Los empleados de la Caja se identifican mediante un código de empleado que</text:p>
      <text:p text:style-name="Standard">mantendrán mientras trabajen en dicha Caja independientemente de la sucursal a la</text:p>
      <text:p text:style-name="Standard">que estén asignados. La administración de la Caja almacena para cada empleado el</text:p>
      <text:p text:style-name="Standard">DNI, el nombre, el número de teléfono, la fecha de comienzo de contrato, el salario y</text:p>
      <text:p text:style-name="Standard">la sucursal en la que trabaja. Cada empleado sólo puede estar asignado a una sucursal.</text:p>
      <text:p text:style-name="Standard"/>
      <text:p text:style-name="Standard">EMPLEADOS (cod_emple, DNI, nombre, telefono, fecha_ini, salario, cod_suc)</text:p>
      <text:p text:style-name="Standard"/>
      <text:p text:style-name="Standard">La Caja ofrece dos tipos de cuentas: cuentas de ahorro y corrientes. Las cuentas</text:p>
      <text:p text:style-name="Standard">pueden asociarse a más de un cliente y un cliente puede tener más de una cuenta.</text:p>
      <text:p text:style-name="Standard">Cada cuenta se identifica por un número de cuenta. El banco mantiene para cada</text:p>
      <text:p text:style-name="Standard"><text:soft-page-break/>cuenta la fecha de su apertura, las fechas en las que la cuenta fue accedida, el tipo de</text:p>
      <text:p text:style-name="Standard">operación (ingreso o reintegro) y la cantidad que se ingresó o se retiró. Además, para</text:p>
      <text:p text:style-name="Standard">cada cuenta de ahorro se almacena un tipo de interés y para cada cuenta corriente un</text:p>
      <text:p text:style-name="Standard">descubierto máximo.</text:p>
      <text:p text:style-name="Standard"/>
      <text:p text:style-name="Standard">CUENTAS (num_cuenta, fecha_ape, tipo_interes, descubierto_max) </text:p>
      <text:p text:style-name="Standard"/>
      <text:p text:style-name="Standard">MOVIMIENTOS (num_cuenta, fecha_acceso, tipo_ope, cantidad)</text:p>
      <text:p text:style-name="Standard"/>
      <text:p text:style-name="Standard">Los clientes de la Caja se identifican mediante un código de cliente. La Caja almacena</text:p>
      <text:p text:style-name="Standard">para cada cliente el DNI, el nombre, la ciudad donde reside y los números de cuentas</text:p>
      <text:p text:style-name="Standard">de las que es titular.</text:p>
      <text:p text:style-name="Standard"/>
      <text:p text:style-name="Standard">CLIENTES (cod_cli, DNI, nombre, ciudad)</text:p>
      <text:p text:style-name="Standard"/>
      <text:p text:style-name="Standard">CUENTAS_CLIENTES (<text:span text:style-name="T1">num_cuenta, cod_cli</text:span>)</text:p>
      <text:p text:style-name="Standard"/>
      <text:p text:style-name="Standard"/>
      <text:list xml:id="list604928456" text:style-name="WWNum1">
        <text:list-item>
          <text:p text:style-name="P3">SEDES</text:p>
        </text:list-item>
      </text:list>
      <text:p text:style-name="Standard"/>
      <text:p text:style-name="Standard"><text:tab/>Leganés</text:p>
      <text:p text:style-name="P4"><text:soft-page-break/>Getafe </text:p>
      <text:p text:style-name="P4">Alcorcón</text:p>
      <text:p text:style-name="P4">Humanes</text:p>
      <text:p text:style-name="P4"/>
      <text:list xml:id="list14912180752063" text:continue-numbering="true" text:style-name="WWNum1">
        <text:list-item>
          <text:p text:style-name="P3">Los datos de las diferentes sucursales, incluidos los de sus empleados, clientes y cuentas que gestiona, estarán almacenados en las cuatro localidades (SEDES) dependiendo de la ciudad en la que esté ubicada la sucursal.</text:p>
        </text:list-item>
        <text:list-item>
          <text:p text:style-name="P3">FRAGMENTACIÓN</text:p>
        </text:list-item>
      </text:list>
      <text:p text:style-name="Standard"/>
      <text:p text:style-name="Standard">HORIZONTAL</text:p>
      <text:p text:style-name="Standard"/>
      <text:p text:style-name="Standard"><text:tab/>Los datos de la sucursal de Leganés y Villaverde se almacenarán en la SEDE LEGANÉS.</text:p>
      <text:p text:style-name="Standard"/>
      <text:p text:style-name="Standard">SEDE 1</text:p>
      <text:p text:style-name="Standard">SUCURSALES_SEDE1 = <draw:frame draw:style-name="fr1" text:anchor-type="as-char" svg:width="0.0992in" svg:height="0.1839in" draw:z-index="0"><draw:object xlink:href="./Object 2" xlink:type="simple" xlink:show="embed" xlink:actuate="onLoad"/><draw:image xlink:href="./ObjectReplacements/Object 2" xlink:type="simple" xlink:show="embed" xlink:actuate="onLoad"/></draw:frame><text:s/>cod_suc=’Leganes’ OR cod_suc=’Villaverde’ (SUCURSALES)</text:p>
      <text:p text:style-name="Standard"/>
      <text:p text:style-name="Standard">SEDE 2</text:p>
      <text:p text:style-name="Standard"/>
      <text:p text:style-name="Standard"/>
      <text:p text:style-name="Standard">SEDE 3</text:p>
      <text:p text:style-name="Standard"/>
      <text:p text:style-name="Standard"/>
      <text:p text:style-name="Standard">SEDE 4</text:p>
      <text:p text:style-name="Standard"><text:soft-page-break/>SUCURSALES_SEDE4 =<draw:frame draw:style-name="fr1" text:anchor-type="as-char" svg:width="0.0992in" svg:height="0.1839in" draw:z-index="0"><draw:object xlink:href="./Object 4" xlink:type="simple" xlink:show="embed" xlink:actuate="onLoad"/><draw:image xlink:href="./ObjectReplacements/Object 4" xlink:type="simple" xlink:show="embed" xlink:actuate="onLoad"/></draw:frame> cod_suc=’Humanes’ OR cod_suc=’Parla’ (SUCURSALES)</text:p>
      <text:p text:style-name="Standard"/>
      <text:p text:style-name="Standard">Fragmentaciones horizontales derivadas:</text:p>
      <text:p text:style-name="Standard"/>
      <text:p text:style-name="Standard">EMPLEADOS_SEDE1 = EMPLEADOS |x <text:s/>SUCURSALES_SEDE1 </text:p>
      <text:p text:style-name="Standard">…</text:p>
      <text:p text:style-name="Standard">EMPLEADOS_SEDE4 = EMPLEADOS |x <text:s/>SUCURSALES_SEDE4 </text:p>
      <text:p text:style-name="Standard"/>
      <text:p text:style-name="Standard">VERTICAL</text:p>
      <text:p text:style-name="Standard"/>
      <text:p text:style-name="Standard">EMPLEADOS_MOVI = EMPLEADOS</text:p>
      <text:p text:style-name="Standard"/>
      <text:p text:style-name="Standard">EMPLEADOS_REDUCIDA = <draw:frame draw:style-name="fr1" text:anchor-type="as-char" svg:width="0.1465in" svg:height="0.1839in" draw:z-index="0"><draw:object xlink:href="./Object 6" xlink:type="simple" xlink:show="embed" xlink:actuate="onLoad"/><draw:image xlink:href="./ObjectReplacements/Object 6" xlink:type="simple" xlink:show="embed" xlink:actuate="onLoad"/></draw:frame>cod_emple, DNI, nombre, telefono, cod_suc (EMPLEADOS)</text:p>
      <text:p text:style-name="Standard"/>
      <text:p text:style-name="Standard">ESQUEMA DE FRAGMENTACIÓN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ext:soft-page-break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3">SEDE 1</text:span></text:p>
          </table:table-cell>
          <table:table-cell table:style-name="Table1.A1" office:value-type="string">
            <text:p text:style-name="P6"><text:span text:style-name="T3">SEDE2</text:span></text:p>
          </table:table-cell>
          <table:table-cell table:style-name="Table1.A1" office:value-type="string">
            <text:p text:style-name="P6"><text:span text:style-name="T3">SEDE3</text:span></text:p>
          </table:table-cell>
          <table:table-cell table:style-name="Table1.A1" office:value-type="string">
            <text:p text:style-name="P6"><text:span text:style-name="T3">SEDE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SUCURSALES</text:span></text:p>
          </table:table-cell>
          <table:table-cell table:style-name="Table1.A1" office:value-type="string">
            <text:p text:style-name="P6"><text:span text:style-name="T3">SUCURSALES_SEDE1</text:span></text:p>
          </table:table-cell>
          <table:table-cell table:style-name="Table1.A1" office:value-type="string">
            <text:p text:style-name="P2"><text:span text:style-name="T3">SUCURSALES_SEDE2</text:span></text:p>
          </table:table-cell>
          <table:table-cell table:style-name="Table1.A1" office:value-type="string">
            <text:p text:style-name="P2"><text:span text:style-name="T3">SUCURSALES_SEDE3</text:span></text:p>
          </table:table-cell>
          <table:table-cell table:style-name="Table1.A1" office:value-type="string">
            <text:p text:style-name="P2"><text:span text:style-name="T3">SUCURSALES_SEDE4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EMPLEADOS</text:span></text:p>
          </table:table-cell>
          <table:table-cell table:style-name="Table1.A1" office:value-type="string">
            <text:p text:style-name="P6"><text:span text:style-name="T3">EMPLEADOS</text:span></text:p>
          </table:table-cell>
          <table:table-cell table:style-name="Table1.A1" office:value-type="string">
            <text:p text:style-name="P6"><text:span text:style-name="T3">EMPLEADOS_REDUCIDA</text:span></text:p>
          </table:table-cell>
          <table:table-cell table:style-name="Table1.A1" office:value-type="string">
            <text:p text:style-name="P2"><text:span text:style-name="T3">EMPLEADOS_REDUCIDA</text:span></text:p>
          </table:table-cell>
          <table:table-cell table:style-name="Table1.A1" office:value-type="string">
            <text:p text:style-name="P2"><text:span text:style-name="T3">EMPLEADOS_REDUCIDA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CUENTAS</text:span></text:p>
          </table:table-cell>
          <table:table-cell table:style-name="Table1.A1" office:value-type="string">
            <text:p text:style-name="P2"><text:span text:style-name="T3">CUENTAS</text:span></text:p>
          </table:table-cell>
          <table:table-cell table:style-name="Table1.A1" office:value-type="string">
            <text:p text:style-name="P2"><text:span text:style-name="T3">CUENTAS</text:span></text:p>
          </table:table-cell>
          <table:table-cell table:style-name="Table1.A1" office:value-type="string">
            <text:p text:style-name="P2"><text:span text:style-name="T3">CUENTAS</text:span></text:p>
          </table:table-cell>
          <table:table-cell table:style-name="Table1.A1" office:value-type="string">
            <text:p text:style-name="P2"><text:span text:style-name="T3">CUENTA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MOVIMIENTOS</text:span></text:p>
          </table:table-cell>
          <table:table-cell table:style-name="Table1.A1" office:value-type="string">
            <text:p text:style-name="P2"><text:span text:style-name="T3">MOVIMIENTOS</text:span></text:p>
          </table:table-cell>
          <table:table-cell table:style-name="Table1.A1" office:value-type="string">
            <text:p text:style-name="P2"><text:span text:style-name="T3">MOVIMIENTOS</text:span></text:p>
          </table:table-cell>
          <table:table-cell table:style-name="Table1.A1" office:value-type="string">
            <text:p text:style-name="P2"><text:span text:style-name="T3">MOVIMIENTOS</text:span></text:p>
          </table:table-cell>
          <table:table-cell table:style-name="Table1.A1" office:value-type="string">
            <text:p text:style-name="P2"><text:span text:style-name="T3">MOVIMIENTO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CLIENTES</text:span></text:p>
          </table:table-cell>
          <table:table-cell table:style-name="Table1.A1" office:value-type="string">
            <text:p text:style-name="P2"><text:span text:style-name="T3">CLIENTES</text:span></text:p>
          </table:table-cell>
          <table:table-cell table:style-name="Table1.A1" office:value-type="string">
            <text:p text:style-name="P2"><text:span text:style-name="T3">CLIENTES</text:span></text:p>
          </table:table-cell>
          <table:table-cell table:style-name="Table1.A1" office:value-type="string">
            <text:p text:style-name="P2"><text:span text:style-name="T3">CLIENTES</text:span></text:p>
          </table:table-cell>
          <table:table-cell table:style-name="Table1.A1" office:value-type="string">
            <text:p text:style-name="P2"><text:span text:style-name="T3">CLIENTES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CLIENTES_CTA</text:span></text:p>
          </table:table-cell>
          <table:table-cell table:style-name="Table1.A1" office:value-type="string">
            <text:p text:style-name="P2"><text:span text:style-name="T3">CLIENTES_CTA</text:span></text:p>
          </table:table-cell>
          <table:table-cell table:style-name="Table1.A1" office:value-type="string">
            <text:p text:style-name="P2"><text:span text:style-name="T3">CLIENTES_CTA</text:span></text:p>
          </table:table-cell>
          <table:table-cell table:style-name="Table1.A1" office:value-type="string">
            <text:p text:style-name="P2"><text:span text:style-name="T3">CLIENTES_CTA</text:span></text:p>
          </table:table-cell>
          <table:table-cell table:style-name="Table1.A1" office:value-type="string">
            <text:p text:style-name="P2"><text:span text:style-name="T3">CLIENTES_CTA</text:span></text:p>
          </table:table-cell>
        </table:table-row>
      </table:table>
      <text:p text:style-name="Standard"/>
      <text:p text:style-name="Standard"/>
      <text:list xml:id="list14912051458916" text:continue-numbering="true" text:style-name="WWNum1">
        <text:list-item>
          <text:p text:style-name="P3">REPLICACIÓN</text:p>
        </text:list-item>
      </text:list>
      <text:p text:style-name="Standard"><text:s text:c="2"/>Se replica el resto de tablas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3" meta:page-count="5" meta:paragraph-count="84" meta:word-count="415" meta:character-count="2837" meta:non-whitespace-character-count="2499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i>σ</mi>
    <annotation encoding="StarMath 5.0">σ</annotation>
  </semantics>
</math>
</file>

<file path=Object 4/content.xml><?xml version="1.0" encoding="utf-8"?>
<math xmlns="http://www.w3.org/1998/Math/MathML" display="block">
  <semantics>
    <mi>σ</mi>
    <annotation encoding="StarMath 5.0">σ</annotation>
  </semantics>
</math>
</file>

<file path=Object 6/content.xml><?xml version="1.0" encoding="utf-8"?>
<math xmlns="http://www.w3.org/1998/Math/MathML" display="block">
  <semantics>
    <mi>Π</mi>
    <annotation encoding="StarMath 5.0">Π  </annotation>
  </semantics>
</math>
</file>